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1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text:tab/>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, through page 9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The last two pages were an addition, written on a small piece of paper (front and back), inserted into the booklet.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On Haftorath Bo,/</text:p>
      <text:p text:style-name="P7">Explanatory/</text:p>
      <text:p text:style-name="P7"/>
      <text:p text:style-name="P6">I introduced some additions, notably about Pharaoh/ Nicho's attempt to cut a canal across the isthmus/ of Suez [Hebrew]/</text:p>
      <text:p text:style-name="P6"/>
      <text:p text:style-name="P6">[Page 1]</text:p>
      <text:p text:style-name="P6">Brethren. <text:s/>The section from the Prophets which/ we have read this morning, bears strong resem-/-blance to that of last Sabbath. <text:s/>Both des-/-cribe the final overthrow of Egypt--the proud/ kingdom, as it still was towards the close of our/ <text:span text:style-name="T2">national existence</text:span><text:span text:style-name="T3"> first commonwealth, when Pharaoh </text:span><text:span text:style-name="T2">[?]</text:span><text:span text:style-name="T3"> Necho resigned, before the seventy years of/ the Babylonian captivity. <text:s/>The authors of/ those inspired writings, belonged to the same/ tribe, and spoke at about the same period./ <text:s/>Claiming descent from Aaron, they may have worn the ephod &amp;/ ministered at God's altar in Jerusalem, but/ they lived to lament its destruction by the all conquering armies/ of the Chaldeans. <text:s/>Jeremiah--a priest from/ the city of Anathoth, and Ezekiel a priest/ transported by the </text:span><text:span text:style-name="T2">conqueror of Judea</text:span><text:span text:style-name="T3"> victor to the/ land of the stranger, denounced </text:span><text:span text:style-name="T2">national</text:span><text:span text:style-name="T3"> wrongs in high places,/ prevalent in their days, and deplored the disastrous/ effects of national sins. <text:s/>But like a father's/ chastening of his children, so did those loving </text:span><text:span text:style-name="T2">tea-</text:span><text:span text:style-name="T3"> mentors/ </text:span><text:span text:style-name="T2">-chers</text:span><text:span text:style-name="T3">, </text:span><text:soft-page-break/><text:span text:style-name="T3">while reproving to improve, appeal</text:span><text:span text:style-name="T2">ed</text:span><text:span text:style-name="T3"> to the/ heart; they blended admonition with commiseration,/ </text:span></text:p>
      <text:p text:style-name="P6"><text:span text:style-name="T3"/></text:p>
      <text:p text:style-name="P6"><text:span text:style-name="T3">[Page 2]</text:span></text:p>
      <text:p text:style-name="P6"><text:span text:style-name="T3">kindled a hope of Divine mercy, and of a/ brighter future attending a return to freedom and/ independence. <text:s/>Illumined by a heavenly/ light, they foresaw events yet unfolded, and/ pointed out the rain of peoples that had betrayed/ Israel's confidence and profited of our downfall to afflict</text:span><text:span text:style-name="T2">ed</text:span><text:span text:style-name="T3"> our race./ <text:s/>But the analogy which we discover between Jeremiah and Ezekiel/ in some of their prophecies, is not traceable/ in the history and character of those two prea-/-chers of old. <text:s/>Ezekiel </text:span><text:span text:style-name="T2">wl</text:span><text:span text:style-name="T3"> was born in Pa-/-lestine, but having been carried away from thence/ early in life, </text:span><text:span text:style-name="T2">he</text:span><text:span text:style-name="T3"> wrote his impassioned orations in a/ foreign country and in riper years. <text:s/>From the/ banks of the Cheba in Mesopotamia, he stretched/ his vision </text:span><text:span text:style-name="T2">to</text:span><text:span text:style-name="T3"> across the plains watered by the Jordan, and/ gave forth utterances of no</text:span><text:span text:style-name="T2">t</text:span><text:span text:style-name="T3"> uncertain sound. <text:s/>Bold/ and nervous and thrilling was the language of the Seer of/ the exile, but it was like that of one who </text:span><text:span text:style-name="T2">himself</text:span><text:span text:style-name="T3"> has not/ personally felt the rod of oppression; of one who abides in compa-/-rative ease, unexposed to daily suffering from/ social or political agitations &amp; from </text:span><text:span text:style-name="T2">bitter</text:span><text:span text:style-name="T3"> the persecution of bitter foes. </text:span><text:span text:style-name="T2">foes</text:span><text:span text:style-name="T3"> <text:s/>For dwelling among the colonists who/ had settled in Babylon, </text:span><text:span text:style-name="T2">he</text:span><text:span text:style-name="T3"> Ezekiel did not fear</text:span><text:span text:style-name="T2">ed</text:span><text:span text:style-name="T3"> </text:span><text:span text:style-name="T2">not</text:span><text:span text:style-name="T3"> the resent-/</text:span></text:p>
      <text:p text:style-name="P6"><text:span text:style-name="T3"/></text:p>
      <text:p text:style-name="P6"><text:span text:style-name="T3">[Page 3]</text:span></text:p>
      <text:p text:style-name="P6"><text:span text:style-name="T3">-ment of men from afar, whom he prophetically/ scourged./</text:span></text:p>
      <text:p text:style-name="P6"><text:span text:style-name="T3">Jeremiah, was almost a lad, when, walking the/ streets of Jerusalem, was stirred by a heavenly fire/ that let </text:span><text:span text:style-name="T2">all</text:span><text:span text:style-name="T3"> his </text:span><text:span text:style-name="T2">whole</text:span><text:span text:style-name="T3"> soul all aglow. <text:s/>The man of destiny,/ called to fortell[sic!] </text:span><text:span text:style-name="T2">disasters</text:span><text:span text:style-name="T3"> calamities and bewail national misery/ was he. <text:s/>In vain he raised his clarion voice, and warned wicked rulers of evils,/ fast </text:span><text:span text:style-name="T2">coming</text:span><text:span text:style-name="T3"> approaching. <text:s/>He beheld the waning of Judah's/ power, the disgrace of his country, and, like fount-/-ains of tears, his </text:span><text:span text:style-name="T2">w</text:span><text:span text:style-name="T3"> eyes wept over the sacred/ oracle wrapped in devouring flames. <text:s/>his plaint-/-ive strains </text:span><text:span text:style-name="T2">resounded over</text:span><text:span text:style-name="T3"> echoed forth amidst the </text:span><text:span text:style-name="T2">ruins</text:span><text:span text:style-name="T3"> desolation of the </text:span><text:span text:style-name="T2">country</text:span><text:span text:style-name="T3"> land, which/ he loved so well. <text:s/>And even after Nebuzaradan,/ the Babylonian Chief, allowed the man of sorrow/ to remain in Judea with a small </text:span><text:span text:style-name="T2">remnant</text:span><text:span text:style-name="T3"> residue/ of his brethren, the zeal which impelled him/ to </text:span><text:span text:style-name="T2">exhort</text:span><text:span text:style-name="T3"> upbraid and to exhort and urge submission/ to God's decree, made the prophet a target/ to the barbed arrows of his adversaries. <text:s/>When/ Gedaliah, chosen by the conqueror to govern a </text:span><text:span text:style-name="T2">residue small</text:span><text:span text:style-name="T3"> remnant/ of Israelites in </text:span><text:span text:style-name="T2">Judea</text:span><text:span text:style-name="T3"> Palestine was barbarously murdered,/</text:span></text:p>
      <text:p text:style-name="P6"><text:span text:style-name="T3"/></text:p>
      <text:p text:style-name="P6"><text:span text:style-name="T3">[Page 4]</text:span></text:p>
      <text:p text:style-name="P6"><text:span text:style-name="T3">Johanon son of Kareah and his partisans/ tore the man of God from the spot where/ he had </text:span><text:span text:style-name="T2">hoped</text:span><text:span text:style-name="T3"> wished to die amidst the relics of a/ grand historic past, and dragged him to Egypt, the/ treacherous land against which he had raised/ a voice of condemnation. <text:s/>But though Jeremiah/ unlike Ezekiel drank to the dregs the cup of misery; though/ he was struck and wounded for his denunciation/ of sin, though he was imprisoned and fettered,/ cast into a miry pit and publicly reviled,/ he never faltered, </text:span><text:span text:style-name="T2">never</text:span><text:span text:style-name="T3"> not once did he waver</text:span><text:span text:style-name="T2">ed</text:span><text:span text:style-name="T3"> in his mission./ <text:s/></text:span><text:span text:style-name="T2">H</text:span><text:span text:style-name="T3"> Undauntedly he proclaimed the will of his/ Master, and, while applying a restorative balm/ to such as believed in the Almighty arbiter of human affairs, he inveighed against </text:span><text:span text:style-name="T2">trans-</text:span><text:span text:style-name="T3"> the/ </text:span><text:span text:style-name="T2">-gressors</text:span><text:span text:style-name="T3"> rebellious, regardless of their </text:span><text:span text:style-name="T2">condition</text:span><text:span text:style-name="T3"> station and </text:span><text:span text:style-name="T2">state</text:span><text:span text:style-name="T3"> wealth./ <text:s/>The Sages of Israel held our sacerdotal Seer/ in so high </text:span><text:span text:style-name="T2">an estimation</text:span><text:span text:style-name="T3"> regard, that they drew a/ parallel between him and the son of Amram./ <text:s/>Commenting on the passage of Deuteronomy,/ in which God's promise to raise a prophet like/ Moses, is recorded, the Talmudists say that the per-/-sonage foreshadowed was none other than Jeremiah./</text:span></text:p>
      <text:p text:style-name="P6"><text:span text:style-name="T3"/></text:p>
      <text:p text:style-name="P6"><text:span text:style-name="T3">[Page 5]</text:span></text:p>
      <text:p text:style-name="P6"><text:span text:style-name="T3">For the latter like his great predecessor prophesied/ during forty years; both addressed themselves directly/ to the nation at large, both met with violent op-/-position at the hands of their Own kindred--Moses/ was charged with an undue arrogation of power/ by his cousin Korah </text:span><text:span text:style-name="T2">and his adherents</text:span><text:span text:style-name="T3"> who </text:span><text:soft-page-break/><text:span text:style-name="T3">tried to/ stir up a revolt; Jeremiah was hunted down by/ the priests of [?], who devised to kill him/ by a conspiracy. <text:s/>And the comparison is continued at/ length </text:span><text:span text:style-name="T2">by the</text:span><text:span text:style-name="T3"> in Talmudist legendary to show how he who led/ our f</text:span><text:span text:style-name="T2">r</text:span><text:span text:style-name="T3">athers out of slavery and his successor who/ saw them carried into slavery, preached the sacredness of/ the Sabbath, the evils following its profanation, the/ dispersion of the tribes and their restoration by repent-/-ance. <text:s/>Having premised these/ historical remarks, I will offer some explanation </text:span><text:span text:style-name="T2">of</text:span><text:span text:style-name="T3"> on/ the purport of our Haftorah which suggested them to my mind. <text:s/>Egypt had/ been struggling hard to retain possession of Car-/-chemish, a city of geographical importance lying on the Euphrates and/ seized by the Chaldeans, that like a hurricane/ swept every thing before them. <text:s/>The writer/ </text:span><text:span text:style-name="T2">carried</text:span><text:span text:style-name="T3"> borne aloft on the wings of inspiration, imagines/ </text:span></text:p>
      <text:p text:style-name="P6"><text:span text:style-name="T3"/></text:p>
      <text:p text:style-name="P6"><text:span text:style-name="T3">[Page 6]</text:span></text:p>
      <text:p text:style-name="P8">to<text:span text:style-name="T3"> that he is addressing a congress of nations. <text:s/>He bids them quietly/ go and </text:span>tell<text:span text:style-name="T3"> announce to the haughty land of the Pharaohs/ her impending danger; &amp; invite her to summon up/ courage and </text:span>try<text:span text:style-name="T3"> strive to blunt the sword which had/ already made surrounding countries desolate./ <text:s/>But knowing the futility of any attempt to/ resistance; certain that victory will perch on/ the standard of the invincible Nebuchadnezzar, he/ taunts Egypt and asks: "Why were the heroes of/ many battles put to a hasty flight? <text:s/>Why/ did they not bravely face the rude invader? <text:s/>Oh/ the breath of God scattered </text:span>them<text:span text:style-name="T3"> the braggarts like chaff."/ <text:s/>For an avenging Lord spread a panic among the/ combatants, </text:span>so that<text:span text:style-name="T3"> and they slew one another. <text:s/>The/ dread occasioned by the Babylonian army was so/ </text:span>general<text:span text:style-name="T3"> widespread, that foreigners who swelled the ranks/ of the Egyptians exclaimed: "Let us </text:span>fall back<text:span text:style-name="T3"> flee,/ let us </text:span>return<text:span text:style-name="T3"> hurry back to our native place</text:span>s<text:span text:style-name="T3">, </text:span>let us<text:span text:style-name="T3">/ lest all means of retreat be cut off. <text:s/>For Pharaoh who/ had raised such a storm by the renown/ of his prowess has cowardly </text:span>avoided<text:span text:style-name="T3"> shunned the deadly conflict."/</text:span></text:p>
      <text:p text:style-name="P8"><text:span text:style-name="T3"/></text:p>
      <text:p text:style-name="P8"><text:span text:style-name="T3">[Page 7]</text:span></text:p>
      <text:p text:style-name="P8"><text:span text:style-name="T3">But as sure as mount Tabor stands immove-/-ably, and as Carmel is firmly set on the/ Mediterranean sea, so sure it is that the/ Lord of hosts has resolved to </text:span>stir up<text:span text:style-name="T3"> incite Chaldea/ against Mizraim. <text:s/>Then the prophet beholds/ the </text:span>approaching<text:span text:style-name="T3"> coming doom of the country once so/ formidable; he sees the chains of captivity forged;/ Noph--or Memphis, the city of whose beauty/ kings had boasted, </text:span>is<text:span text:style-name="T3"> reduced to ashes; an/ aristocracy compared to a pampered heifer,/ </text:span>ar<text:span text:style-name="T3"> brought to the shambles together with the/ fattened calves, or the </text:span>well<text:span text:style-name="T3"> richly paid adventurers that/ </text:span>swelled the ranks of the<text:span text:style-name="T3"> had </text:span>entered the<text:span text:style-name="T3"> enlisted in the fighting armies. <text:s/>The/ steel which has been furbished in the North/ </text:span>will<text:span text:style-name="T3"> pitilessly slaughters them all. <text:s/>He hears the/ shrieks, but the piercing cry will not read the/ veil which iniquities have raised between Egypt/ and the heavens, for God </text:span>will<text:span text:style-name="T3"> visits upon it the/ treachery practised against his </text:span>nation<text:span text:style-name="T3"> chosen people. <text:s/>Temples/ dedicated to falsities </text:span>will<text:span text:style-name="T3"> lay waste, the worship/ of Jupiter </text:span>Apen<text:span text:style-name="T3"> Amon, which, as the supreme deity/ of the Egyptians was </text:span>placed<text:span text:style-name="T3"> set up high in No, a famous city/</text:span></text:p>
      <text:p text:style-name="P8"><text:span text:style-name="T3"/></text:p>
      <text:p text:style-name="P8"><text:span text:style-name="T3">[Page 8]</text:span></text:p>
      <text:p text:style-name="P8"><text:span text:style-name="T3">called by the Greeks Thebes, is </text:span>will be is mocked and<text:span text:style-name="T3">/ jeered at &amp; abolished. <text:s/>Like Ezekiel, his contemporary,/ Jeremiah predicts the restorative of Egypt. <text:s/>He/ does not designate the exact time when the event/ would be consummated, but by the Haftorah of last/ Sabbath, we learn that after the lapse of forty years,/ her exiles would revisit the country of their birth, still/ never again to hold sway under the flag of inde-/-pendence; for as we read in Ezekiel [Hebrew]/ [Hebrew]. <text:s/>"A prince out of the land of Egypt will/ be no more". <text:s/>Study, my brethren the annals/ of that ancient people; consider well </text:span>her<text:span text:style-name="T3"> its vicissitudes/ and notice Babylon followed by Persia, and this by/ Macedonia, and the latter by Greece, look at </text:span>the<text:span text:style-name="T3">/ </text:span>Neo-Persians and the<text:span text:style-name="T3"> Romans, and </text:span>the Arabs<text:span text:style-name="T3"> Saracenes, and/ Mamabukes and Turks mastering in turn the country/ on the Nile, and mark it </text:span>well<text:span text:style-name="T3"> down; the vision of our/ prophets remains irrefutably true, "a prince out of the land of Egypt/ will be no more." <text:s/>But like the prophet on the/ river Chebar, who closes his predictions with a consolatory/ promise to sorrow-stricken Israel, even so, nay with/</text:span></text:p>
      <text:p text:style-name="P8"><text:soft-page-break/><text:span text:style-name="T3"/></text:p>
      <text:p text:style-name="P8"><text:span text:style-name="T3">[Page 9]</text:span></text:p>
      <text:p text:style-name="P8"><text:span text:style-name="T3">more pathos, does the plaintive bard of our nation, call upon his/ brethren, who had been forced with him into Egyptian captivity and the whole house of Israel, to stretch/ their looks and let them rest on a happy future reserved by the Supreme/ Ruler of human events. <text:s/>Though exposed to the consuming fire of </text:span>an ene-<text:span text:style-name="T3"> gentile/ </text:span>-my's<text:span text:style-name="T3"> hatred, they were indestructible. <text:s/>The flames by which Divine Justice/ sought to purify their souls, would devour the existence of </text:span>nations who<text:span text:style-name="T3"> realms in which they are mal-/-treated. </text:span>them<text:span text:style-name="T3"> [Hebrew] Neither the Pharaohs, nor the monarchs who sat upon the/ thrones of the East, would be counted among the living, when the seed/ of Jacob became free of inimical yoke. <text:s/>So concludes, the vision of/ Jeremiah presented by the section of this Sabbath. <text:s/>Many, very many/ centuries have sunk into eternity since the memorable words we have/ read were uttered, but the countless circumstances which befell man-/-kind, have not belied the declaration of the priest of Anatholh. <text:s/>Yes,/ the Eternal has made an end of tyrants who vowed our extermination. <text:s/>He suffered them to reach/ the </text:span>apex<text:span text:style-name="T3"> climax of greatness, but only to crush them by the </text:span>hig<text:span text:style-name="T3"> height whence/ they fell. <text:s/>Fear not, I will exclaim, like Jeremiah, be not dismayed/ because Teutonic or Slavonic despots weigh yet down, my brethren </text:span>in faith<text:span text:style-name="T3"> of Roumenia &amp; Russia. <text:s/>The/ nights without down through which we have passed, have given/ room to a light brightening our horizon. <text:s/>Observe the unceasing/ changes which the world undergoes; out of them the God of our fathers/ will work </text:span>out<text:span text:style-name="T3"> a complete redemption only keep </text:span>Bo<text:span text:style-name="T3"> faithful, and be worthy of the salvation, for it is written, Judah shall dwell safely, and/ Israel shall abide in the tranquillity[sic!] by the help of God for evermore. <text:s/>Amen./</text:span></text:p>
      <text:p text:style-name="P8"><text:span text:style-name="T3"/></text:p>
      <text:p text:style-name="P8"><text:span text:style-name="T3">[Page 10]</text:span></text:p>
      <text:p text:style-name="P8"><text:span text:style-name="T3">Why shall I fatigue my hearers with illustrations from Moses/ whose undimmed vision foresaw the wide-spread dispersion of/ the tribes, to Micah Ben Judah who knew the issue of the battle at Ramoth/ Gilead ere it was fought, and where the iniquitous Ahab would/ surely die; or from Isaiah who reassured the Kingdom of Judah by predict-/-ing the disruption of the alliance between the kingdom of Israel &amp; Syria, to/ Amos who told the priest Amaziah the royal flatterer, that he would be buried in the/ land of the stranger./ <text:s/>Egypt furnishes a bright illustration,/</text:span></text:p>
      <text:p text:style-name="P8"><text:span text:style-name="T3"/></text:p>
      <text:p text:style-name="P8"><text:span text:style-name="T3">[Page 11]</text:span></text:p>
      <text:p text:style-name="P8"><text:span text:style-name="T3">by recent utterances, aiming to disprove in Jewish prophets the power/ of forthcoming events frequent with mighty consequences in the political/ world. <text:s/>Let me admit at once that the Hebrew </text:span><text:span text:style-name="T4">Nabi</text:span><text:span text:style-name="T5"> does not ne-/-cessarily imply the thought of revealing in advance of time what the/ future hides in its bosom, but to deny that our </text:span><text:span text:style-name="T4">Nebiim</text:span><text:span text:style-name="T5"> have pictured/ with amazing precision what the human mind, unaided by inspi-/-ration, could never have imagined possible, would be to set up/ one's judgment against the infallible testimony of history./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02T11:24:22.63</meta:creation-date>
    <dc:date>2012-05-02T13:57:42.23</dc:date>
    <dc:creator>Penn Libraries</dc:creator>
    <meta:editing-duration>PT00H07M4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8" meta:word-count="2241" meta:character-count="13687"/>
  </office:meta>
</office:document-meta>
</file>